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ffffff" draw:fill-gradient-name="Gradient_20_4" draw:textarea-horizontal-align="justify" draw:textarea-vertical-align="top" draw:auto-grow-height="false" fo:min-height="19.689cm" fo:min-width="24.01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16.387cm" fo:min-width="19.693cm"/>
      <style:paragraph-properties style:writing-mode="lr-tb"/>
    </style:style>
    <style:style style:name="gr3" style:family="graphic" style:parent-style-name="standard">
      <style:graphic-properties draw:fill="gradient" draw:fill-color="#b2b2b2" draw:fill-gradient-name="Pastel_20_Bouquet" draw:textarea-horizontal-align="justify" draw:textarea-vertical-align="top" draw:auto-grow-height="false" fo:min-height="3.687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3.43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2.929cm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top" draw:auto-grow-height="false" fo:min-height="4.068cm" fo:min-width="6.86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913cm"/>
      <style:paragraph-properties style:writing-mode="lr-tb"/>
    </style:style>
    <style:style style:name="gr8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0.734cm" fo:min-width="2.96cm"/>
      <style:paragraph-properties style:writing-mode="lr-tb"/>
    </style:style>
    <style:style style:name="gr1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fill="gradient" draw:fill-color="#ffffff" draw:fill-gradient-name="Pastel_20_Bouquet" draw:textarea-horizontal-align="justify" draw:textarea-vertical-align="top" draw:auto-grow-height="false" fo:min-height="1.02cm" fo:min-width="4.70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4cm" fo:min-width="1.536cm"/>
      <style:paragraph-properties style:writing-mode="lr-tb"/>
    </style:style>
    <style:style style:name="gr13" style:family="graphic" style:parent-style-name="standard">
      <style:graphic-properties draw:fill-color="#cccccc" draw:textarea-horizontal-align="justify" draw:textarea-vertical-align="top" draw:auto-grow-height="false" fo:min-height="4.068cm" fo:min-width="5.21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4.072cm"/>
      <style:paragraph-properties style:writing-mode="lr-tb"/>
    </style:style>
    <style:style style:name="gr15" style:family="graphic" style:parent-style-name="standard">
      <style:graphic-properties svg:stroke-width="0.106cm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solid"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textarea-horizontal-align="justify" draw:textarea-vertical-align="middle" draw:auto-grow-height="false" fo:min-height="1.401cm" fo:min-width="1.278cm"/>
      <style:paragraph-properties style:writing-mode="lr-tb"/>
    </style:style>
    <style:style style:name="gr18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style:paragraph-properties fo:text-align="end"/>
      <style:text-properties style:font-name="Liberation Serif"/>
    </style:style>
    <style:style style:name="P2" style:family="paragraph">
      <loext:graphic-properties draw:fill="gradient" draw:fill-color="#ffffff" draw:fill-gradient-name="Gradient_20_4"/>
      <style:paragraph-properties fo:text-align="end"/>
      <style:text-properties style:font-name="Liberation Serif"/>
    </style:style>
    <style:style style:name="P3" style:family="paragraph">
      <loext:graphic-properties draw:fill-color="#ffffff"/>
      <style:paragraph-properties fo:text-align="end"/>
      <style:text-properties style:font-name="Liberation Serif"/>
    </style:style>
    <style:style style:name="P4" style:family="paragraph">
      <style:paragraph-properties fo:text-align="center"/>
      <style:text-properties style:font-name="Liberation Serif"/>
    </style:style>
    <style:style style:name="P5" style:family="paragraph">
      <loext:graphic-properties draw:fill="gradient" draw:fill-color="#b2b2b2" draw:fill-gradient-name="Pastel_20_Bouquet"/>
      <style:paragraph-properties fo:text-align="center"/>
      <style:text-properties style:font-name="Liberation Serif"/>
    </style:style>
    <style:style style:name="P6" style:family="paragraph">
      <loext:graphic-properties draw:fill-color="#cccccc"/>
      <style:paragraph-properties fo:text-align="center"/>
      <style:text-properties style:font-name="Liberation Serif"/>
    </style:style>
    <style:style style:name="P7" style:family="paragraph">
      <loext:graphic-properties draw:fill="gradient" draw:fill-color="#ffffff" draw:fill-gradient-name="Pastel_20_Bouquet"/>
      <style:paragraph-properties fo:text-align="end"/>
      <style:text-properties style:font-name="Liberation Serif"/>
    </style:style>
    <style:style style:name="P8" style:family="paragraph">
      <style:text-properties fo:color="#c9211e" style:font-name="Liberation Serif"/>
    </style:style>
    <style:style style:name="P9" style:family="paragraph">
      <loext:graphic-properties draw:fill="none" draw:fill-color="#ffffff"/>
      <style:text-properties fo:color="#c9211e" style:font-name="Liberation Serif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511cm" svg:height="19.939cm" svg:x="11.033cm" svg:y="7.096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193cm" svg:height="16.637cm" svg:x="13.319cm" svg:y="9.89cm">
          <text:p text:style-name="P1">FCM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7.62cm" svg:height="3.937cm" svg:x="14.081cm" svg:y="22.209cm">
          <text:p text:style-name="P4">fpga_spi_io_phy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937cm" svg:height="1.651cm" svg:x="20.749cm" svg:y="12.557cm">
          <text:p text:style-name="P4">DesyRD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29cm" svg:height="1.524cm" svg:x="15.859cm" svg:y="23.86cm">
          <text:p text:style-name="P4">STARTUP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7.366cm" svg:height="4.318cm" svg:x="19.034cm" svg:y="15.351cm">
          <text:p text:style-name="P4">fpga_spi_programmer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7.62cm" svg:height="3.937cm" svg:x="23.098cm" svg:y="22.209cm">
          <text:p text:style-name="P4">icap_handl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29cm" svg:height="1.524cm" svg:x="25.384cm" svg:y="23.733cm">
          <text:p text:style-name="P4">ICAP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2.413cm" svg:height="1.524cm" svg:x="19.923cm" svg:y="17.573cm">
          <text:p text:style-name="P4">FSM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1.129cm" svg:y1="19.097cm" svg:x2="26.908cm" svg:y2="22.209cm" draw:start-shape="id1" draw:start-glue-point="2" draw:end-shape="id2" draw:end-glue-point="0" svg:d="M21129 19097v1556h5779v1556" svg:viewBox="0 0 5780 3113">
          <text:p/>
        </draw:connector>
        <draw:custom-shape draw:style-name="gr9" draw:text-style-name="P4" draw:layer="layout" svg:width="4.318cm" svg:height="1.968cm" draw:transform="rotate (1.5707963267949) translate (21.701cm 12.43cm)">
          <text:p text:style-name="P4">AXI.4 Lite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" draw:text-style-name="P4" draw:layer="layout" svg:x1="21.129cm" svg:y1="19.097cm" svg:x2="17.891cm" svg:y2="22.209cm" draw:start-shape="id1" draw:start-glue-point="2" draw:end-shape="id3" draw:end-glue-point="0" svg:d="M21129 19097v1556h-3238v1556" svg:viewBox="0 0 3239 3113">
          <text:p/>
        </draw:connector>
        <draw:custom-shape draw:style-name="gr11" draw:text-style-name="P7" draw:layer="layout" svg:width="5.207cm" svg:height="1.27cm" svg:x="15.097cm" svg:y="28.051cm">
          <text:p text:style-name="P1">FL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2.54cm" svg:height="1.778cm" draw:transform="rotate (1.5707963267949) translate (16.748cm 28.051cm)">
          <text:p text:style-name="P4">SPI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6" xml:id="id5" draw:id="id5" draw:layer="layout" svg:width="5.715cm" svg:height="4.318cm" svg:x="27.035cm" svg:y="15.351cm">
          <text:p text:style-name="P4">frame_ecc_wrapp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4.572cm" svg:height="1.905cm" svg:x="27.543cm" svg:y="17.383cm">
          <text:p text:style-name="P4">FRAME_EC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svg:x1="24.686cm" svg:y1="13.382cm" svg:x2="29.892cm" svg:y2="15.351cm" draw:start-shape="id4" draw:start-glue-point="1" draw:end-shape="id5" draw:end-glue-point="0" svg:d="M24686 13382h5206v1969" svg:viewBox="0 0 5207 1970">
          <text:p/>
        </draw:connector>
        <draw:connector draw:style-name="gr16" draw:text-style-name="P4" draw:layer="layout" svg:x1="22.717cm" svg:y1="14.208cm" svg:x2="22.717cm" svg:y2="15.351cm" draw:start-shape="id4" draw:start-glue-point="2" draw:end-shape="id6" draw:end-glue-point="0" svg:d="M22717 14208v1143" svg:viewBox="0 0 1 1144">
          <text:p/>
        </draw:connector>
        <draw:custom-shape draw:style-name="gr17" draw:text-style-name="P4" xml:id="id7" draw:id="id7" draw:layer="layout" svg:width="1.778cm" svg:height="1.651cm" svg:x="23.987cm" svg:y="17.51cm">
          <text:p text:style-name="P4">DP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4" draw:layer="layout" svg:x1="22.336cm" svg:y1="18.335cm" svg:x2="23.987cm" svg:y2="18.335cm" draw:start-shape="id1" draw:start-glue-point="1" draw:end-shape="id7" draw:end-glue-point="3" svg:d="M22336 18335h1651" svg:viewBox="0 0 1652 1">
          <text:p/>
        </draw:connector>
        <draw:connector draw:style-name="gr18" draw:text-style-name="P4" draw:layer="layout" svg:x1="22.336cm" svg:y1="18.335cm" svg:x2="23.987cm" svg:y2="18.335cm" svg:d="M22336 18335h1651" svg:viewBox="0 0 1652 1">
          <text:p/>
        </draw:connector>
        <draw:frame draw:style-name="gr19" draw:text-style-name="P9" draw:layer="layout" svg:width="1.27cm" svg:height="1.016cm" svg:x="18.78cm" svg:y="20.939cm">
          <draw:text-box>
            <text:p text:style-name="P8"><text:span text:style-name="T1">2</text:span></text:p>
          </draw:text-box>
        </draw:frame>
        <draw:frame draw:style-name="gr19" draw:text-style-name="P9" draw:layer="layout" svg:width="1.27cm" svg:height="1.016cm" svg:x="21.193cm" svg:y="20.939cm">
          <draw:text-box>
            <text:p text:style-name="P8"><text:span text:style-name="T1">3</text:span></text:p>
          </draw:text-box>
        </draw:frame>
        <draw:frame draw:style-name="gr19" draw:text-style-name="P9" draw:layer="layout" svg:width="1.27cm" svg:height="1.016cm" svg:x="27.416cm" svg:y="20.939cm">
          <draw:text-box>
            <text:p text:style-name="P8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eeeeee" draw:end-color="#ffd7d7" draw:start-intensity="100%" draw:end-intensity="100%" draw:angle="300" draw:border="0%"/>
    <draw:gradient draw:name="Gradient_20_2" draw:display-name="Gradient 2" draw:style="linear" draw:start-color="#eeeeee" draw:end-color="#ffd7d7" draw:start-intensity="100%" draw:end-intensity="100%" draw:angle="300" draw:border="0%"/>
    <draw:gradient draw:name="Gradient_20_3" draw:display-name="Gradient 3" draw:style="linear" draw:start-color="#eeeeee" draw:end-color="#ffd7d7" draw:start-intensity="100%" draw:end-intensity="100%" draw:angle="300" draw:border="0%"/>
    <draw:gradient draw:name="Gradient_20_4" draw:display-name="Gradient 4" draw:style="linear" draw:start-color="#eeeeee" draw:end-color="#808080" draw:start-intensity="100%" draw:end-intensity="100%" draw:angle="300" draw:border="0%"/>
    <draw:gradient draw:name="Pastel_20_Bouquet" draw:display-name="Pastel Bouquet" draw:style="linear" draw:start-color="#eeeeee" draw:end-color="#ddddd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8T18:03:27.789443806</meta:creation-date>
    <dc:date>2022-08-09T14:36:36.257642738</dc:date>
    <meta:editing-duration>PT11M53S</meta:editing-duration>
    <meta:editing-cycles>7</meta:editing-cycles>
    <meta:generator>LibreOffice/6.4.7.2$Linux_X86_64 LibreOffice_project/40$Build-2</meta:generator>
    <meta:document-statistic meta:object-count="24"/>
  </office:meta>
</office:document-meta>
</file>